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50%" style:page-number="auto" style:shadow="none"/>
      <style:text-properties officeooo:rsid="00093a17" officeooo:paragraph-rsid="00093a17"/>
    </style:style>
    <style:style style:name="P2" style:family="paragraph" style:parent-style-name="Standard">
      <style:paragraph-properties fo:line-height="150%" style:shadow="none"/>
      <style:text-properties officeooo:rsid="00093a17" officeooo:paragraph-rsid="00093a17"/>
    </style:style>
    <style:style style:name="P3" style:family="paragraph" style:parent-style-name="Standard">
      <style:paragraph-properties fo:line-height="150%" style:shadow="none"/>
      <style:text-properties fo:font-weight="bold" officeooo:rsid="00093a17" officeooo:paragraph-rsid="00093a17" style:font-weight-asian="bold" style:font-weight-complex="bold"/>
    </style:style>
    <style:style style:name="P4" style:family="paragraph" style:parent-style-name="Standard">
      <style:paragraph-properties fo:line-height="150%" style:shadow="none"/>
      <style:text-properties fo:font-weight="normal" officeooo:rsid="00093a17" officeooo:paragraph-rsid="00093a17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Standard" style:master-page-name="">
      <style:paragraph-properties fo:margin-left="0in" fo:margin-right="0in" fo:line-height="150%" fo:text-indent="0in" style:auto-text-indent="false" style:page-number="auto" style:shadow="none"/>
      <style:text-properties fo:font-weight="normal" officeooo:rsid="00093a17" officeooo:paragraph-rsid="00093a1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officeooo:rsid="00093a17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style:font-size-asian="10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liott King</text:p>
      <text:p text:style-name="P2">CSE 469</text:p>
      <text:p text:style-name="P2">Assignment 2 – Association Analysis</text:p>
      <text:p text:style-name="P2"/>
      <text:p text:style-name="P3"/>
      <text:p text:style-name="P3">Frequent Itemsets: </text:p>
      <text:p text:style-name="P3"><text:span text:style-name="T1">L1: </text:span></text:p>
      <text:section text:style-name="Sect1" text:name="Section1">
        <text:p text:style-name="P3"><text:span text:style-name="T1">{gene_1 <text:s/>}</text:span></text:p>
        <text:p text:style-name="P3"><text:span text:style-name="T1">{gene_3 <text:s/>}</text:span></text:p>
        <text:p text:style-name="P3"><text:span text:style-name="T1">{gene_4 <text:s/>}</text:span></text:p>
        <text:p text:style-name="P3"><text:span text:style-name="T1">{gene_5 <text:s/>}</text:span></text:p>
        <text:p text:style-name="P3"><text:span text:style-name="T1">{gene_6 <text:s/>}</text:span></text:p>
        <text:p text:style-name="P3"><text:span text:style-name="T1">{gene_8 <text:s/>}</text:span></text:p>
        <text:p text:style-name="P3"><text:span text:style-name="T1">{gene_9 <text:s/>}</text:span></text:p>
        <text:p text:style-name="P3"><text:span text:style-name="T1">{gene_12 }</text:span></text:p>
        <text:p text:style-name="P3"><text:span text:style-name="T1">{gene_14 }</text:span></text:p>
        <text:p text:style-name="P3"><text:span text:style-name="T1">{gene_17 }</text:span></text:p>
        <text:p text:style-name="P3"><text:span text:style-name="T1">{gene_21 }</text:span></text:p>
        <text:p text:style-name="P3"><text:span text:style-name="T1">{gene_22 }</text:span></text:p>
        <text:p text:style-name="P3"><text:span text:style-name="T1">{gene_23 }</text:span></text:p>
        <text:p text:style-name="P3"><text:span text:style-name="T1">{gene_25 }</text:span></text:p>
        <text:p text:style-name="P3"><text:span text:style-name="T1">{gene_26 }</text:span></text:p>
        <text:p text:style-name="P3"><text:span text:style-name="T1">{gene_27 }</text:span></text:p>
        <text:p text:style-name="P3"><text:span text:style-name="T1">{gene_31 }</text:span></text:p>
        <text:p text:style-name="P3"><text:span text:style-name="T1">{gene_36 }</text:span></text:p>
        <text:p text:style-name="P3"><text:span text:style-name="T1">{gene_37 }</text:span></text:p>
        <text:p text:style-name="P3"><text:span text:style-name="T1">{gene_39 }</text:span></text:p>
        <text:p text:style-name="P3"><text:span text:style-name="T1">{gene_43 }</text:span></text:p>
        <text:p text:style-name="P3"><text:span text:style-name="T1">{gene_45 }</text:span></text:p>
        <text:p text:style-name="P3"><text:span text:style-name="T1">{gene_47 }</text:span></text:p>
        <text:p text:style-name="P3"><text:span text:style-name="T1">{gene_48 }</text:span></text:p>
        <text:p text:style-name="P3"><text:span text:style-name="T1">{gene_50 }</text:span></text:p>
        <text:p text:style-name="P3"><text:span text:style-name="T1">{gene_53 }</text:span></text:p>
        <text:p text:style-name="P3"><text:span text:style-name="T1">{gene_54 }</text:span></text:p>
        <text:p text:style-name="P3"><text:span text:style-name="T1">{gene_55 }</text:span></text:p>
        <text:p text:style-name="P3"><text:span text:style-name="T1">{gene_56 }</text:span></text:p>
        <text:p text:style-name="P3"><text:span text:style-name="T1">{gene_59 }</text:span></text:p>
        <text:p text:style-name="P3"><text:span text:style-name="T1">{gene_60 }</text:span></text:p>
        <text:p text:style-name="P3"><text:span text:style-name="T1">{gene_63 }</text:span></text:p>
        <text:p text:style-name="P3"><text:span text:style-name="T1">{gene_64 }</text:span></text:p>
        <text:p text:style-name="P3"><text:span text:style-name="T1">{gene_66 }</text:span></text:p>
        <text:p text:style-name="P3"><text:span text:style-name="T1">{gene_67 }</text:span></text:p>
        <text:p text:style-name="P3"><text:span text:style-name="T1">{gene_71 }</text:span></text:p>
        <text:p text:style-name="P3"><text:span text:style-name="T1">{gene_72 }</text:span></text:p>
        <text:p text:style-name="P3"><text:span text:style-name="T1">{gene_75 }</text:span></text:p>
        <text:p text:style-name="P3"><text:span text:style-name="T1">{gene_77 }</text:span></text:p>
        <text:p text:style-name="P3"><text:span text:style-name="T1">{gene_78 }</text:span></text:p>
        <text:p text:style-name="P3"><text:span text:style-name="T1">{gene_81 }</text:span></text:p>
        <text:p text:style-name="P3"><text:span text:style-name="T1">{gene_83 }</text:span></text:p>
        <text:p text:style-name="P3"><text:span text:style-name="T1">{gene_84 }</text:span></text:p>
        <text:p text:style-name="P3"><text:span text:style-name="T1">{gene_87 }</text:span></text:p>
        <text:p text:style-name="P3"><text:span text:style-name="T1">{gene_89 }</text:span></text:p>
        <text:p text:style-name="P3"><text:span text:style-name="T1">{gene_90 }</text:span></text:p>
        <text:p text:style-name="P3"><text:span text:style-name="T1">{gene_91 }</text:span></text:p>
        <text:p text:style-name="P3"><text:span text:style-name="T1">{gene_93 }</text:span></text:p>
        <text:p text:style-name="P3"><text:span text:style-name="T1">{gene_94 }</text:span></text:p>
        <text:p text:style-name="P3"><text:span text:style-name="T1">{gene_98 }</text:span></text:p>
        <text:p text:style-name="P3"><text:span text:style-name="T1">{gene_99 }</text:span></text:p>
        <text:p text:style-name="P3"><text:span text:style-name="T1"></text:span></text:p>
        <text:p text:style-name="P3"><text:span text:style-name="T1">L2: </text:span></text:p>
        <text:p text:style-name="P3"><text:span text:style-name="T1">{gene_1 <text:s/>, gene_3 <text:s/>}</text:span></text:p>
        <text:p text:style-name="P3"><text:span text:style-name="T1">{gene_1 <text:s/>, gene_5 <text:s/>}</text:span></text:p>
        <text:p text:style-name="P3"><text:span text:style-name="T1">{gene_1 <text:s/>, gene_6 <text:s/>}</text:span></text:p>
        <text:p text:style-name="P3"><text:span text:style-name="T1">{gene_1 <text:s/>, gene_8 <text:s/>}</text:span></text:p>
        <text:p text:style-name="P3"><text:span text:style-name="T1">{gene_1 <text:s/>, gene_21 }</text:span></text:p>
        <text:p text:style-name="P3"><text:span text:style-name="T1">{gene_1 <text:s/>, gene_47 }</text:span></text:p>
        <text:p text:style-name="P3"><text:span text:style-name="T1">{gene_1 <text:s/>, gene_54 }</text:span></text:p>
        <text:p text:style-name="P3"><text:span text:style-name="T1">{gene_1 <text:s/>, gene_59 }</text:span></text:p>
        <text:p text:style-name="P3"><text:span text:style-name="T1">{gene_1 <text:s/>, gene_67 }</text:span></text:p>
        <text:p text:style-name="P3"><text:span text:style-name="T1">{gene_1 <text:s/>, gene_72 }</text:span></text:p>
        <text:p text:style-name="P3"><text:span text:style-name="T1">{gene_1 <text:s/>, gene_81 }</text:span></text:p>
        <text:p text:style-name="P3"><text:span text:style-name="T1">{gene_1 <text:s/>, gene_84 }</text:span></text:p>
        <text:p text:style-name="P3"><text:span text:style-name="T1">{gene_1 <text:s/>, gene_87 }</text:span></text:p>
        <text:p text:style-name="P3"><text:span text:style-name="T1">{gene_1 <text:s/>, gene_89 }</text:span></text:p>
        <text:p text:style-name="P3"><text:span text:style-name="T1">{gene_1 <text:s/>, gene_91 }</text:span></text:p>
        <text:p text:style-name="P3"><text:span text:style-name="T1">{gene_1 <text:s/>, gene_94 }</text:span></text:p>
        <text:p text:style-name="P3"><text:span text:style-name="T1">{gene_3 <text:s/>, gene_5 <text:s/>}</text:span></text:p>
        <text:p text:style-name="P3"><text:span text:style-name="T1">{gene_3 <text:s/>, gene_47 }</text:span></text:p>
        <text:p text:style-name="P3"><text:span text:style-name="T1">{gene_3 <text:s/>, gene_59 }</text:span></text:p>
        <text:p text:style-name="P3"><text:span text:style-name="T1">{gene_3 <text:s/>, gene_72 }</text:span></text:p>
        <text:p text:style-name="P3"><text:span text:style-name="T1">{gene_5 <text:s/>, gene_6 <text:s/>}</text:span></text:p>
        <text:p text:style-name="P3"><text:span text:style-name="T1">{gene_5 <text:s/>, gene_47 }</text:span></text:p>
        <text:p text:style-name="P3"><text:span text:style-name="T1">{gene_5 <text:s/>, gene_59 }</text:span></text:p>
        <text:p text:style-name="P3"><text:span text:style-name="T1">{gene_5 <text:s/>, gene_72 }</text:span></text:p>
        <text:p text:style-name="P3"><text:span text:style-name="T1">{gene_5 <text:s/>, gene_87 }</text:span></text:p>
        <text:p text:style-name="P3"><text:soft-page-break/><text:span text:style-name="T1">{gene_5 <text:s/>, gene_91 }</text:span></text:p>
        <text:p text:style-name="P3"><text:span text:style-name="T1">{gene_6 <text:s/>, gene_59 }</text:span></text:p>
        <text:p text:style-name="P3"><text:span text:style-name="T1">{gene_59 , gene_72 }</text:span></text:p>
        <text:p text:style-name="P3"><text:span text:style-name="T1">{gene_59 , gene_87 }</text:span></text:p>
        <text:p text:style-name="P3"><text:span text:style-name="T1">L3: </text:span></text:p>
        <text:p text:style-name="P3"><text:span text:style-name="T1">{gene_1 <text:s/>, gene_3 <text:s/>, gene_5 <text:s/>}</text:span></text:p>
        <text:p text:style-name="P3"><text:span text:style-name="T1">{gene_1 <text:s/>, gene_59 , gene_72 }</text:span></text:p>
        <text:p text:style-name="P3"/>
        <text:p text:style-name="P3"/>
        <text:p text:style-name="P3"><text:span text:style-name="T1"/></text:p>
      </text:section>
      <text:p text:style-name="P3"/>
      <text:p text:style-name="P3"/>
      <text:p text:style-name="P3">Length-3 Candidate Itemsets:</text:p>
      <text:section text:style-name="Sect2" text:name="Section2">
        <text:p text:style-name="P4">C3: </text:p>
        <text:p text:style-name="P4">{gene_1 <text:s/>, gene_3 <text:s/>, gene_5 <text:s/>}</text:p>
        <text:p text:style-name="P4">{gene_1 <text:s/>, gene_3 <text:s/>, gene_47 }</text:p>
        <text:p text:style-name="P4">{gene_1 <text:s/>, gene_3 <text:s/>, gene_59 }</text:p>
        <text:p text:style-name="P4">{gene_1 <text:s/>, gene_3 <text:s/>, gene_72 }</text:p>
        <text:p text:style-name="P4">{gene_1 <text:s/>, gene_5 <text:s/>, gene_6 <text:s/>}</text:p>
        <text:p text:style-name="P4">{gene_1 <text:s/>, gene_5 <text:s/>, gene_47 }</text:p>
        <text:p text:style-name="P4">{gene_1 <text:s/>, gene_5 <text:s/>, gene_59 }</text:p>
        <text:p text:style-name="P4">{gene_1 <text:s/>, gene_5 <text:s/>, gene_72 }</text:p>
        <text:p text:style-name="P4">{gene_1 <text:s/>, gene_5 <text:s/>, gene_87 }</text:p>
        <text:p text:style-name="P4">{gene_1 <text:s/>, gene_5 <text:s/>, gene_91 }</text:p>
        <text:p text:style-name="P4">{gene_1 <text:s/>, gene_6 <text:s/>, gene_59 }</text:p>
        <text:p text:style-name="P4">{gene_1 <text:s/>, gene_59 , gene_72 }</text:p>
        <text:p text:style-name="P4">{gene_1 <text:s/>, gene_59 , gene_87 }</text:p>
        <text:p text:style-name="P4">{gene_3 <text:s/>, gene_5 <text:s/>, gene_47 }</text:p>
        <text:p text:style-name="P4">{gene_3 <text:s/>, gene_5 <text:s/>, gene_59 }</text:p>
        <text:p text:style-name="P4">{gene_3 <text:s/>, gene_5 <text:s/>, gene_72 }</text:p>
        <text:p text:style-name="P4">{gene_3 <text:s/>, gene_59 , gene_72 }</text:p>
        <text:p text:style-name="P4">{gene_5 <text:s/>, gene_6 <text:s/>, gene_59 }</text:p>
        <text:p text:style-name="P4">{gene_5 <text:s/>, gene_59 , gene_72 }</text:p>
        <text:p text:style-name="P4">{gene_5 <text:s/>, gene_59 , gene_87 }</text:p>
      </text:section>
      <text:p text:style-name="P3"/>
      <text:p text:style-name="P3">Apriori Implementation (In Java):</text:p>
      <text:p text:style-name="P7"><text:span text:style-name="T2">private</text:span><text:span text:style-name="T3"> </text:span><text:span text:style-name="T2">static</text:span><text:span text:style-name="T3"> </text:span><text:span text:style-name="T2">void</text:span><text:span text:style-name="T3"> run_apriori(String </text:span><text:span text:style-name="T4">chosen</text:span><text:span text:style-name="T3">) </text:span><text:span text:style-name="T2">throws</text:span><text:span text:style-name="T3"> IOException {</text:span></text:p>
      <text:p text:style-name="P5"><text:span text:style-name="T3"><text:tab/><text:tab/>ArrayList&lt;Integer[]&gt; </text:span><text:span text:style-name="T4">Frequent_Itemsets</text:span><text:span text:style-name="T3"> = </text:span><text:span text:style-name="T2">new</text:span><text:span text:style-name="T3"> ArrayList&lt;Integer[]&gt;();</text:span></text:p>
      <text:p text:style-name="P5"><text:span text:style-name="T3"><text:tab/><text:tab/>ArrayList&lt;Integer[]&gt; </text:span><text:span text:style-name="T4">Candidate_Itemsets</text:span><text:span text:style-name="T3"> = </text:span><text:span text:style-name="T2">new</text:span><text:span text:style-name="T3"> ArrayList&lt;Integer[]&gt;();</text:span></text:p>
      <text:p text:style-name="P5"><text:span text:style-name="T3"><text:tab/><text:tab/></text:span></text:p>
      <text:p text:style-name="P5"><text:span text:style-name="T3"><text:tab/><text:tab/></text:span><text:span text:style-name="T5">// First, find frequent items at level one.</text:span></text:p>
      <text:p text:style-name="P5"><text:span text:style-name="T3"><text:tab/><text:tab/></text:span><text:span text:style-name="T5">// These are the bas</text:span><text:span text:style-name="T6">e</text:span><text:span text:style-name="T5">s for the </text:span><text:span text:style-name="T7">apriori</text:span><text:span text:style-name="T5"> algorithm.</text:span></text:p>
      <text:p text:style-name="P5"><text:span text:style-name="T3"><text:tab/><text:tab/></text:span><text:span text:style-name="T5">// For each level, to be neat, we will write a new file.</text:span></text:p>
      <text:p text:style-name="P5"><text:span text:style-name="T3"><text:tab/><text:tab/></text:span></text:p>
      <text:p text:style-name="P5"><text:span text:style-name="T3"><text:tab/><text:tab/>File </text:span><text:span text:style-name="T4">fout</text:span><text:span text:style-name="T3"> = </text:span><text:span text:style-name="T2">new</text:span><text:span text:style-name="T3"> File(</text:span><text:span text:style-name="T4">chosen</text:span><text:span text:style-name="T3"> + </text:span><text:span text:style-name="T8">"_frequents"</text:span><text:span text:style-name="T3">);</text:span></text:p>
      <text:p text:style-name="P5"><text:span text:style-name="T3"><text:tab/><text:tab/>FileOutputStream </text:span><text:span text:style-name="T4">ffos</text:span><text:span text:style-name="T3"> = </text:span><text:span text:style-name="T2">new</text:span><text:span text:style-name="T3"> FileOutputStream(</text:span><text:span text:style-name="T4">fout</text:span><text:span text:style-name="T3">);</text:span></text:p>
      <text:p text:style-name="P5"><text:span text:style-name="T3"><text:tab/><text:tab/></text:span></text:p>
      <text:p text:style-name="P5"><text:span text:style-name="T3"><text:tab/><text:tab/>File </text:span><text:span text:style-name="T4">cout</text:span><text:span text:style-name="T3"> = </text:span><text:span text:style-name="T2">new</text:span><text:span text:style-name="T3"> File(</text:span><text:span text:style-name="T4">chosen</text:span><text:span text:style-name="T3"> + </text:span><text:span text:style-name="T8">"_candidates"</text:span><text:span text:style-name="T3">);</text:span></text:p>
      <text:p text:style-name="P5"><text:span text:style-name="T3"><text:tab/><text:tab/>FileOutputStream </text:span><text:span text:style-name="T4">cfos</text:span><text:span text:style-name="T3"> = </text:span><text:span text:style-name="T2">new</text:span><text:span text:style-name="T3"> FileOutputStream(</text:span><text:span text:style-name="T4">cout</text:span><text:span text:style-name="T3">);</text:span></text:p>
      <text:p text:style-name="P5"><text:span text:style-name="T3"><text:tab/><text:tab/></text:span></text:p>
      <text:p text:style-name="P5"><text:span text:style-name="T3"><text:tab/><text:tab/>BufferedWriter </text:span><text:span text:style-name="T4">frequentw</text:span><text:span text:style-name="T3"> = </text:span><text:span text:style-name="T2">new</text:span><text:span text:style-name="T3"> BufferedWriter(</text:span><text:span text:style-name="T2">new</text:span><text:span text:style-name="T3"> OutputStreamWriter(</text:span><text:span text:style-name="T4">ffos</text:span><text:span text:style-name="T3">));</text:span></text:p>
      <text:p text:style-name="P5"><text:span text:style-name="T3"><text:tab/><text:tab/>BufferedWriter </text:span><text:span text:style-name="T4">candidatew</text:span><text:span text:style-name="T3"> = </text:span><text:span text:style-name="T2">new</text:span><text:span text:style-name="T3"> BufferedWriter(</text:span><text:span text:style-name="T2">new</text:span><text:span text:style-name="T3"> OutputStreamWriter(</text:span><text:span text:style-name="T4">cfos</text:span><text:span text:style-name="T3">));</text:span></text:p>
      <text:p text:style-name="P6"/>
      <text:p text:style-name="P5"><text:span text:style-name="T3"><text:tab/><text:tab/></text:span><text:span text:style-name="T4">frequentw</text:span><text:span text:style-name="T3">.write(</text:span><text:span text:style-name="T8">"L1: "</text:span><text:span text:style-name="T3">); </text:span></text:p>
      <text:p text:style-name="P5"><text:span text:style-name="T3"><text:tab/><text:tab/></text:span><text:span text:style-name="T4">frequentw</text:span><text:span text:style-name="T3">.newLine();</text:span></text:p>
      <text:p text:style-name="P5"><text:span text:style-name="T3"><text:tab/><text:tab/></text:span></text:p>
      <text:p text:style-name="P5"><text:soft-page-break/><text:span text:style-name="T3"><text:tab/><text:tab/></text:span><text:span text:style-name="T5">// I could not figure out a way to increment level and run through the appropriate</text:span></text:p>
      <text:p text:style-name="P5"><text:span text:style-name="T3"><text:tab/><text:tab/></text:span><text:span text:style-name="T5">// number of candidates simply using loops, so I manually coded this for </text:span><text:span text:style-name="T7">itemsets</text:span><text:span text:style-name="T5"> </text:span></text:p>
      <text:p text:style-name="P5"><text:span text:style-name="T3"><text:tab/><text:tab/></text:span><text:span text:style-name="T5">// of two, and </text:span><text:span text:style-name="T7">itemsets</text:span><text:span text:style-name="T5"> of three. Definitely a big bummer, if I had more time I </text:span></text:p>
      <text:p text:style-name="P5"><text:span text:style-name="T3"><text:tab/><text:tab/></text:span><text:span text:style-name="T5">// could figure it out. It would probably have to be recursive.</text:span></text:p>
      <text:p text:style-name="P5"><text:span text:style-name="T3"><text:tab/><text:tab/></text:span></text:p>
      <text:p text:style-name="P5"><text:span text:style-name="T3"><text:tab/><text:tab/></text:span><text:span text:style-name="T2">for</text:span><text:span text:style-name="T3">(</text:span><text:span text:style-name="T2">int</text:span><text:span text:style-name="T3"> </text:span><text:span text:style-name="T4">j</text:span><text:span text:style-name="T3"> = 0; </text:span><text:span text:style-name="T4">j</text:span><text:span text:style-name="T3"> &lt; </text:span><text:span text:style-name="T9">columns</text:span><text:span text:style-name="T3">; </text:span><text:span text:style-name="T4">j</text:span><text:span text:style-name="T3">++){</text:span></text:p>
      <text:p text:style-name="P5"><text:span text:style-name="T3"><text:tab/><text:tab/><text:tab/></text:span><text:span text:style-name="T2">if</text:span><text:span text:style-name="T3">(</text:span><text:span text:style-name="T9">Support</text:span><text:span text:style-name="T3">[</text:span><text:span text:style-name="T4">j</text:span><text:span text:style-name="T3">] &gt;= </text:span><text:span text:style-name="T9">minsup</text:span><text:span text:style-name="T3">){</text:span></text:p>
      <text:p text:style-name="P5"><text:span text:style-name="T3"><text:tab/><text:tab/><text:tab/><text:tab/></text:span><text:span text:style-name="T4">Frequent_Itemsets</text:span><text:span text:style-name="T3">.add(</text:span><text:span text:style-name="T2">new</text:span><text:span text:style-name="T3"> Integer[]{</text:span><text:span text:style-name="T4">j</text:span><text:span text:style-name="T3">});</text:span></text:p>
      <text:p text:style-name="P5"><text:span text:style-name="T3"><text:tab/><text:tab/><text:tab/><text:tab/></text:span><text:span text:style-name="T4">frequentw</text:span><text:span text:style-name="T3">.write(</text:span><text:span text:style-name="T8">"{"</text:span><text:span text:style-name="T3"> + </text:span><text:span text:style-name="T9">Headers</text:span><text:span text:style-name="T3">[</text:span><text:span text:style-name="T4">j</text:span><text:span text:style-name="T3">] + </text:span><text:span text:style-name="T8">"}"</text:span><text:span text:style-name="T3">);</text:span></text:p>
      <text:p text:style-name="P5"><text:span text:style-name="T3"><text:tab/><text:tab/><text:tab/><text:tab/></text:span><text:span text:style-name="T4">frequentw</text:span><text:span text:style-name="T3">.newLine();</text:span></text:p>
      <text:p text:style-name="P5"><text:span text:style-name="T3"><text:tab/><text:tab/><text:tab/>}</text:span></text:p>
      <text:p text:style-name="P5"><text:span text:style-name="T3"><text:tab/><text:tab/>}</text:span></text:p>
      <text:p text:style-name="P5"><text:span text:style-name="T3"><text:tab/><text:tab/></text:span><text:span text:style-name="T4">frequentw</text:span><text:span text:style-name="T3">.newLine();</text:span></text:p>
      <text:p text:style-name="P5"><text:span text:style-name="T3"><text:tab/><text:tab/></text:span></text:p>
      <text:p text:style-name="P5"><text:span text:style-name="T3"><text:tab/><text:tab/></text:span><text:span text:style-name="T5">// Candidate and frequent </text:span><text:span text:style-name="T7">itemsets</text:span><text:span text:style-name="T5"> of level two:</text:span></text:p>
      <text:p text:style-name="P5"><text:span text:style-name="T5"><text:tab/><text:tab/>// </text:span><text:span text:style-name="T6">Keep in mind that the candidate sets are never stored, only the frequent</text:span></text:p>
      <text:p text:style-name="P5"><text:span text:style-name="T6"><text:tab/><text:tab/>// Candidate sets are, however, transcribed to the appropriate file</text:span></text:p>
      <text:p text:style-name="P5"><text:span text:style-name="T3"><text:tab/><text:tab/></text:span></text:p>
      <text:p text:style-name="P5"><text:span text:style-name="T3"><text:tab/><text:tab/></text:span><text:span text:style-name="T4">candidatew</text:span><text:span text:style-name="T3">.write(</text:span><text:span text:style-name="T8">"C2: "</text:span><text:span text:style-name="T3">);</text:span></text:p>
      <text:p text:style-name="P5"><text:span text:style-name="T3"><text:tab/><text:tab/></text:span><text:span text:style-name="T4">candidatew</text:span><text:span text:style-name="T3">.newLine();</text:span></text:p>
      <text:p text:style-name="P5"><text:span text:style-name="T3"><text:tab/><text:tab/></text:span><text:span text:style-name="T4">frequentw</text:span><text:span text:style-name="T3">.write(</text:span><text:span text:style-name="T8">"L2: "</text:span><text:span text:style-name="T3">); </text:span></text:p>
      <text:p text:style-name="P5"><text:span text:style-name="T3"><text:tab/><text:tab/></text:span><text:span text:style-name="T4">frequentw</text:span><text:span text:style-name="T3">.newLine();</text:span></text:p>
      <text:p text:style-name="P5"><text:span text:style-name="T3"><text:tab/><text:tab/></text:span></text:p>
      <text:p text:style-name="P5"><text:span text:style-name="T3"><text:tab/><text:tab/></text:span><text:span text:style-name="T2">for</text:span><text:span text:style-name="T3">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Frequent_Itemsets</text:span><text:span text:style-name="T3">.size(); </text:span><text:span text:style-name="T4">i</text:span><text:span text:style-name="T3">++){</text:span></text:p>
      <text:p text:style-name="P5"><text:span text:style-name="T3"><text:tab/><text:tab/><text:tab/></text:span><text:span text:style-name="T2">int</text:span><text:span text:style-name="T3"> </text:span><text:span text:style-name="T4">col1</text:span><text:span text:style-name="T3"> = </text:span><text:span text:style-name="T4">Frequent_Itemsets</text:span><text:span text:style-name="T3">.get(</text:span><text:span text:style-name="T4">i</text:span><text:span text:style-name="T3">)[0];</text:span></text:p>
      <text:p text:style-name="P5"><text:span text:style-name="T3"><text:tab/><text:tab/><text:tab/></text:span><text:span text:style-name="T2">for</text:span><text:span text:style-name="T3">(</text:span><text:span text:style-name="T2">int</text:span><text:span text:style-name="T3"> </text:span><text:span text:style-name="T4">j</text:span><text:span text:style-name="T3"> = </text:span><text:span text:style-name="T4">i</text:span><text:span text:style-name="T3"> + 1; </text:span><text:span text:style-name="T4">j</text:span><text:span text:style-name="T3"> &lt; </text:span><text:span text:style-name="T4">Frequent_Itemsets</text:span><text:span text:style-name="T3">.size(); </text:span><text:span text:style-name="T4">j</text:span><text:span text:style-name="T3">++){</text:span></text:p>
      <text:p text:style-name="P5"><text:span text:style-name="T3"><text:tab/><text:tab/><text:tab/><text:tab/></text:span><text:span text:style-name="T2">int</text:span><text:span text:style-name="T3"> </text:span><text:span text:style-name="T4">col2</text:span><text:span text:style-name="T3"> = </text:span><text:span text:style-name="T4">Frequent_Itemsets</text:span><text:span text:style-name="T3">.get(</text:span><text:span text:style-name="T4">j</text:span><text:span text:style-name="T3">)[0];</text:span></text:p>
      <text:p text:style-name="P5"><text:span text:style-name="T3"><text:tab/><text:tab/><text:tab/><text:tab/></text:span><text:span text:style-name="T4">candidatew</text:span><text:span text:style-name="T3">.write(</text:span><text:span text:style-name="T8">"{"</text:span><text:span text:style-name="T3"> + </text:span><text:span text:style-name="T9">Headers</text:span><text:span text:style-name="T3">[</text:span><text:span text:style-name="T4">col1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2</text:span><text:span text:style-name="T3">] + </text:span><text:span text:style-name="T8">"}"</text:span><text:span text:style-name="T3">);</text:span></text:p>
      <text:p text:style-name="P5"><text:span text:style-name="T3"><text:tab/><text:tab/><text:tab/><text:tab/></text:span><text:span text:style-name="T4">candidatew</text:span><text:span text:style-name="T3">.newLine();</text:span></text:p>
      <text:p text:style-name="P5"><text:span text:style-name="T3"><text:tab/><text:tab/><text:tab/><text:tab/></text:span><text:span text:style-name="T2">int</text:span><text:span text:style-name="T3"> </text:span><text:span text:style-name="T4">support</text:span><text:span text:style-name="T3"> = 0;</text:span></text:p>
      <text:p text:style-name="P5"><text:span text:style-name="T3"><text:tab/><text:tab/><text:tab/><text:tab/></text:span><text:span text:style-name="T2">for</text:span><text:span text:style-name="T3">(</text:span><text:span text:style-name="T2">int</text:span><text:span text:style-name="T3"> </text:span><text:span text:style-name="T4">k</text:span><text:span text:style-name="T3"> = 0; </text:span><text:span text:style-name="T4">k</text:span><text:span text:style-name="T3"> &lt; </text:span><text:span text:style-name="T9">Data</text:span><text:span text:style-name="T3">.</text:span><text:span text:style-name="T10">length</text:span><text:span text:style-name="T3">; </text:span><text:span text:style-name="T4">k</text:span><text:span text:style-name="T3">++){</text:span></text:p>
      <text:p text:style-name="P5"><text:span text:style-name="T3"><text:tab/><text:tab/><text:tab/><text:tab/><text:tab/></text:span><text:span text:style-name="T2">if</text:span><text:span text:style-name="T3">(</text:span><text:span text:style-name="T9">Data</text:span><text:span text:style-name="T3">[</text:span><text:span text:style-name="T4">k</text:span><text:span text:style-name="T3">][</text:span><text:span text:style-name="T4">col1</text:span><text:span text:style-name="T3">] &gt; 0 &amp;&amp; </text:span><text:span text:style-name="T9">Data</text:span><text:span text:style-name="T3">[</text:span><text:span text:style-name="T4">k</text:span><text:span text:style-name="T3">][</text:span><text:span text:style-name="T4">col2</text:span><text:span text:style-name="T3">] &gt; 0) </text:span><text:span text:style-name="T4">support</text:span><text:span text:style-name="T3">++;</text:span></text:p>
      <text:p text:style-name="P5"><text:span text:style-name="T3"><text:tab/><text:tab/><text:tab/><text:tab/>}</text:span></text:p>
      <text:p text:style-name="P5"><text:span text:style-name="T3"><text:tab/><text:tab/><text:tab/><text:tab/></text:span><text:span text:style-name="T2">if</text:span><text:span text:style-name="T3">(</text:span><text:span text:style-name="T4">support</text:span><text:span text:style-name="T3"> &gt;= </text:span><text:span text:style-name="T9">minsup</text:span><text:span text:style-name="T3">){</text:span></text:p>
      <text:p text:style-name="P5"><text:span text:style-name="T3"><text:tab/><text:tab/><text:tab/><text:tab/><text:tab/></text:span><text:span text:style-name="T4">Candidate_Itemsets</text:span><text:span text:style-name="T3">.add(</text:span><text:span text:style-name="T2">new</text:span><text:span text:style-name="T3"> Integer[]{</text:span><text:span text:style-name="T4">col1</text:span><text:span text:style-name="T3">,</text:span><text:span text:style-name="T4">col2</text:span><text:span text:style-name="T3">});</text:span></text:p>
      <text:p text:style-name="P5"><text:span text:style-name="T3"><text:tab/><text:tab/><text:tab/><text:tab/><text:tab/></text:span><text:span text:style-name="T4">frequentw</text:span><text:span text:style-name="T3">.write(</text:span><text:span text:style-name="T8">"{"</text:span><text:span text:style-name="T3"> + </text:span><text:span text:style-name="T9">Headers</text:span><text:span text:style-name="T3">[</text:span><text:span text:style-name="T4">col1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2</text:span><text:span text:style-name="T3">] + </text:span><text:span text:style-name="T8">"}"</text:span><text:span text:style-name="T3">);</text:span></text:p>
      <text:p text:style-name="P5"><text:span text:style-name="T3"><text:tab/><text:tab/><text:tab/><text:tab/><text:tab/></text:span><text:span text:style-name="T4">frequentw</text:span><text:span text:style-name="T3">.newLine();</text:span></text:p>
      <text:p text:style-name="P5"><text:span text:style-name="T3"><text:tab/><text:tab/><text:tab/><text:tab/>}</text:span></text:p>
      <text:p text:style-name="P5"><text:span text:style-name="T3"><text:tab/><text:tab/><text:tab/>}</text:span></text:p>
      <text:p text:style-name="P5"><text:span text:style-name="T3"><text:tab/><text:tab/>}</text:span></text:p>
      <text:p text:style-name="P5"><text:span text:style-name="T3"><text:tab/><text:tab/></text:span><text:span text:style-name="T4">candidatew</text:span><text:span text:style-name="T3">.newLine();</text:span></text:p>
      <text:p text:style-name="P5"><text:span text:style-name="T3"><text:tab/><text:tab/></text:span><text:span text:style-name="T4">frequentw</text:span><text:span text:style-name="T3">.newLine();</text:span></text:p>
      <text:p text:style-name="P5"><text:span text:style-name="T3"><text:tab/><text:tab/></text:span><text:span text:style-name="T4">Frequent_Itemsets</text:span><text:span text:style-name="T3"> = </text:span><text:span text:style-name="T4">Candidate_Itemsets</text:span><text:span text:style-name="T3">;</text:span></text:p>
      <text:p text:style-name="P5"><text:span text:style-name="T3"><text:tab/><text:tab/></text:span><text:span text:style-name="T4">Candidate_Itemsets</text:span><text:span text:style-name="T3"> = </text:span><text:span text:style-name="T2">new</text:span><text:span text:style-name="T3"> ArrayList&lt;Integer[]&gt;();</text:span></text:p>
      <text:p text:style-name="P5"><text:span text:style-name="T3"><text:tab/><text:tab/></text:span></text:p>
      <text:p text:style-name="P5"><text:span text:style-name="T3"><text:tab/><text:tab/></text:span><text:span text:style-name="T5">// Candidate and frequent </text:span><text:span text:style-name="T7">itemsets</text:span><text:span text:style-name="T5"> of level three:</text:span></text:p>
      <text:p text:style-name="P5"><text:span text:style-name="T5"><text:tab/><text:tab/>// </text:span><text:span text:style-name="T6">We must make sure that the candidates are correctly chosen</text:span></text:p>
      <text:p text:style-name="P5"><text:span text:style-name="T3"><text:tab/><text:tab/></text:span></text:p>
      <text:p text:style-name="P5"><text:span text:style-name="T3"><text:tab/><text:tab/></text:span><text:span text:style-name="T4">candidatew</text:span><text:span text:style-name="T3">.write(</text:span><text:span text:style-name="T8">"C3: "</text:span><text:span text:style-name="T3">);</text:span></text:p>
      <text:p text:style-name="P5"><text:span text:style-name="T3"><text:tab/><text:tab/></text:span><text:span text:style-name="T4">candidatew</text:span><text:span text:style-name="T3">.newLine();</text:span></text:p>
      <text:p text:style-name="P5"><text:span text:style-name="T3"><text:tab/><text:tab/></text:span><text:span text:style-name="T4">frequentw</text:span><text:span text:style-name="T3">.write(</text:span><text:span text:style-name="T8">"L3: "</text:span><text:span text:style-name="T3">); </text:span></text:p>
      <text:p text:style-name="P5"><text:soft-page-break/><text:span text:style-name="T3"><text:tab/><text:tab/></text:span><text:span text:style-name="T4">frequentw</text:span><text:span text:style-name="T3">.newLine();</text:span></text:p>
      <text:p text:style-name="P5"><text:span text:style-name="T3"><text:tab/><text:tab/></text:span></text:p>
      <text:p text:style-name="P5"><text:span text:style-name="T3"><text:tab/><text:tab/></text:span><text:span text:style-name="T2">for</text:span><text:span text:style-name="T3">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Frequent_Itemsets</text:span><text:span text:style-name="T3">.size(); </text:span><text:span text:style-name="T4">i</text:span><text:span text:style-name="T3">++){</text:span></text:p>
      <text:p text:style-name="P5"><text:span text:style-name="T3"><text:tab/><text:tab/><text:tab/></text:span><text:span text:style-name="T2">int</text:span><text:span text:style-name="T3"> </text:span><text:span text:style-name="T4">col1</text:span><text:span text:style-name="T3"> = </text:span><text:span text:style-name="T4">Frequent_Itemsets</text:span><text:span text:style-name="T3">.get(</text:span><text:span text:style-name="T4">i</text:span><text:span text:style-name="T3">)[0];</text:span></text:p>
      <text:p text:style-name="P5"><text:span text:style-name="T3"><text:tab/><text:tab/><text:tab/></text:span><text:span text:style-name="T2">int</text:span><text:span text:style-name="T3"> </text:span><text:span text:style-name="T4">col2</text:span><text:span text:style-name="T3"> = </text:span><text:span text:style-name="T4">Frequent_Itemsets</text:span><text:span text:style-name="T3">.get(</text:span><text:span text:style-name="T4">i</text:span><text:span text:style-name="T3">)[1];</text:span></text:p>
      <text:p text:style-name="P5"><text:span text:style-name="T3"><text:tab/><text:tab/><text:tab/></text:span></text:p>
      <text:p text:style-name="P5"><text:span text:style-name="T3"><text:tab/><text:tab/><text:tab/></text:span><text:span text:style-name="T2">for</text:span><text:span text:style-name="T3">(</text:span><text:span text:style-name="T2">int</text:span><text:span text:style-name="T3"> </text:span><text:span text:style-name="T4">j</text:span><text:span text:style-name="T3"> = </text:span><text:span text:style-name="T4">i</text:span><text:span text:style-name="T3"> + 1; </text:span><text:span text:style-name="T4">j</text:span><text:span text:style-name="T3"> &lt; </text:span><text:span text:style-name="T4">Frequent_Itemsets</text:span><text:span text:style-name="T3">.size(); </text:span><text:span text:style-name="T4">j</text:span><text:span text:style-name="T3">++){</text:span></text:p>
      <text:p text:style-name="P5"><text:span text:style-name="T3"><text:tab/><text:tab/><text:tab/><text:tab/></text:span><text:span text:style-name="T2">int</text:span><text:span text:style-name="T3"> </text:span><text:span text:style-name="T4">col3</text:span><text:span text:style-name="T3">;</text:span></text:p>
      <text:p text:style-name="P5"><text:span text:style-name="T3"><text:tab/><text:tab/><text:tab/><text:tab/></text:span><text:span text:style-name="T2">if</text:span><text:span text:style-name="T3">(</text:span><text:span text:style-name="T4">Frequent_Itemsets</text:span><text:span text:style-name="T3">.get(</text:span><text:span text:style-name="T4">j</text:span><text:span text:style-name="T3">)[0] == </text:span><text:span text:style-name="T4">col1</text:span><text:span text:style-name="T3">){</text:span></text:p>
      <text:p text:style-name="P5"><text:span text:style-name="T3"><text:tab/><text:tab/><text:tab/><text:tab/><text:tab/></text:span><text:span text:style-name="T4">col3</text:span><text:span text:style-name="T3"> = </text:span><text:span text:style-name="T4">Frequent_Itemsets</text:span><text:span text:style-name="T3">.get(</text:span><text:span text:style-name="T4">j</text:span><text:span text:style-name="T3">)[1];</text:span></text:p>
      <text:p text:style-name="P5"><text:span text:style-name="T3"><text:tab/><text:tab/><text:tab/><text:tab/><text:tab/></text:span><text:span text:style-name="T2">for</text:span><text:span text:style-name="T3">(</text:span><text:span text:style-name="T2">int</text:span><text:span text:style-name="T3"> </text:span><text:span text:style-name="T4">k</text:span><text:span text:style-name="T3"> = </text:span><text:span text:style-name="T4">j</text:span><text:span text:style-name="T3"> + 1; </text:span><text:span text:style-name="T4">k</text:span><text:span text:style-name="T3"> &lt; </text:span><text:span text:style-name="T4">Frequent_Itemsets</text:span><text:span text:style-name="T3">.size(); </text:span><text:span text:style-name="T4">k</text:span><text:span text:style-name="T3"> ++){</text:span></text:p>
      <text:p text:style-name="P5"><text:span text:style-name="T3"><text:tab/><text:tab/><text:tab/><text:tab/><text:tab/><text:tab/></text:span><text:span text:style-name="T2">if</text:span><text:span text:style-name="T3">(</text:span><text:span text:style-name="T4">Frequent_Itemsets</text:span><text:span text:style-name="T3">.get(</text:span><text:span text:style-name="T4">k</text:span><text:span text:style-name="T3">)[0] == </text:span><text:span text:style-name="T4">col2</text:span><text:span text:style-name="T3">){</text:span></text:p>
      <text:p text:style-name="P5"><text:span text:style-name="T3"><text:tab/><text:tab/><text:tab/><text:tab/><text:tab/><text:tab/><text:tab/></text:span><text:span text:style-name="T2">if</text:span><text:span text:style-name="T3">(</text:span><text:span text:style-name="T4">Frequent_Itemsets</text:span><text:span text:style-name="T3">.get(</text:span><text:span text:style-name="T4">k</text:span><text:span text:style-name="T3">)[1]==</text:span><text:span text:style-name="T4">col3</text:span><text:span text:style-name="T3">){</text:span></text:p>
      <text:p text:style-name="P5"><text:span text:style-name="T3"><text:tab/><text:tab/><text:tab/><text:tab/><text:tab/><text:tab/><text:tab/><text:tab/></text:span><text:span text:style-name="T4">candidatew</text:span><text:span text:style-name="T3">.write(</text:span><text:span text:style-name="T8">"{"</text:span><text:span text:style-name="T3"> + </text:span><text:span text:style-name="T9">Headers</text:span><text:span text:style-name="T3">[</text:span><text:span text:style-name="T4">col1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2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3</text:span><text:span text:style-name="T3">] + </text:span><text:span text:style-name="T8">"}"</text:span><text:span text:style-name="T3">);</text:span></text:p>
      <text:p text:style-name="P5"><text:span text:style-name="T3"><text:tab/><text:tab/><text:tab/><text:tab/><text:tab/><text:tab/><text:tab/><text:tab/></text:span><text:span text:style-name="T4">candidatew</text:span><text:span text:style-name="T3">.newLine();</text:span></text:p>
      <text:p text:style-name="P5"><text:span text:style-name="T3"><text:tab/><text:tab/><text:tab/><text:tab/><text:tab/><text:tab/><text:tab/><text:tab/></text:span><text:span text:style-name="T2">int</text:span><text:span text:style-name="T3"> </text:span><text:span text:style-name="T4">support</text:span><text:span text:style-name="T3"> = 0;</text:span></text:p>
      <text:p text:style-name="P5"><text:span text:style-name="T3"><text:tab/><text:tab/><text:tab/><text:tab/><text:tab/><text:tab/><text:tab/><text:tab/></text:span><text:span text:style-name="T2">for</text:span><text:span text:style-name="T3">(</text:span><text:span text:style-name="T2">int</text:span><text:span text:style-name="T3"> </text:span><text:span text:style-name="T4">row</text:span><text:span text:style-name="T3"> = 0; </text:span><text:span text:style-name="T4">row</text:span><text:span text:style-name="T3"> &lt; </text:span><text:span text:style-name="T9">Data</text:span><text:span text:style-name="T3">.</text:span><text:span text:style-name="T10">length</text:span><text:span text:style-name="T3">; </text:span><text:span text:style-name="T4">row</text:span><text:span text:style-name="T3">++){</text:span></text:p>
      <text:p text:style-name="P5"><text:span text:style-name="T3"><text:tab/><text:tab/><text:tab/><text:tab/><text:tab/><text:tab/><text:tab/><text:tab/><text:tab/></text:span><text:span text:style-name="T2">if</text:span><text:span text:style-name="T3">(</text:span><text:span text:style-name="T9">Data</text:span><text:span text:style-name="T3">[</text:span><text:span text:style-name="T4">row</text:span><text:span text:style-name="T3">][</text:span><text:span text:style-name="T4">col1</text:span><text:span text:style-name="T3">] &gt; 0 &amp;&amp; </text:span><text:span text:style-name="T9">Data</text:span><text:span text:style-name="T3">[</text:span><text:span text:style-name="T4">row</text:span><text:span text:style-name="T3">][</text:span><text:span text:style-name="T4">col2</text:span><text:span text:style-name="T3">] &gt; 0 &amp;&amp; </text:span><text:span text:style-name="T9">Data</text:span><text:span text:style-name="T3">[</text:span><text:span text:style-name="T4">row</text:span><text:span text:style-name="T3">][</text:span><text:span text:style-name="T4">col3</text:span><text:span text:style-name="T3">] &gt; 0) </text:span><text:span text:style-name="T4">support</text:span><text:span text:style-name="T3">++;</text:span></text:p>
      <text:p text:style-name="P5"><text:span text:style-name="T3"><text:tab/><text:tab/><text:tab/><text:tab/><text:tab/><text:tab/><text:tab/><text:tab/>}</text:span></text:p>
      <text:p text:style-name="P5"><text:span text:style-name="T3"><text:tab/><text:tab/><text:tab/><text:tab/><text:tab/><text:tab/><text:tab/><text:tab/></text:span><text:span text:style-name="T2">if</text:span><text:span text:style-name="T3">(</text:span><text:span text:style-name="T4">support</text:span><text:span text:style-name="T3"> &gt;= </text:span><text:span text:style-name="T9">minsup</text:span><text:span text:style-name="T3">){</text:span></text:p>
      <text:p text:style-name="P5"><text:span text:style-name="T3"><text:tab/><text:tab/><text:tab/><text:tab/><text:tab/><text:tab/><text:tab/><text:tab/><text:tab/></text:span><text:span text:style-name="T4">Candidate_Itemsets</text:span><text:span text:style-name="T3">.add(</text:span><text:span text:style-name="T2">new</text:span><text:span text:style-name="T3"> Integer[]{</text:span><text:span text:style-name="T4">col1</text:span><text:span text:style-name="T3">,</text:span><text:span text:style-name="T4">col2</text:span><text:span text:style-name="T3">,</text:span><text:span text:style-name="T4">col3</text:span><text:span text:style-name="T3">});</text:span></text:p>
      <text:p text:style-name="P5"><text:span text:style-name="T3"><text:tab/><text:tab/><text:tab/><text:tab/><text:tab/><text:tab/><text:tab/><text:tab/><text:tab/></text:span><text:span text:style-name="T4">frequentw</text:span><text:span text:style-name="T3">.write(</text:span><text:span text:style-name="T8">"{"</text:span><text:span text:style-name="T3"> + </text:span><text:span text:style-name="T9">Headers</text:span><text:span text:style-name="T3">[</text:span><text:span text:style-name="T4">col1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2</text:span><text:span text:style-name="T3">] + </text:span><text:span text:style-name="T8">", "</text:span><text:span text:style-name="T3"> + </text:span><text:span text:style-name="T9">Headers</text:span><text:span text:style-name="T3">[</text:span><text:span text:style-name="T4">col3</text:span><text:span text:style-name="T3">] + </text:span><text:span text:style-name="T8">"}"</text:span><text:span text:style-name="T3">);</text:span></text:p>
      <text:p text:style-name="P5"><text:span text:style-name="T3"><text:tab/><text:tab/><text:tab/><text:tab/><text:tab/><text:tab/><text:tab/><text:tab/><text:tab/></text:span><text:span text:style-name="T4">frequentw</text:span><text:span text:style-name="T3">.newLine();</text:span></text:p>
      <text:p text:style-name="P5"><text:span text:style-name="T3"><text:tab/><text:tab/><text:tab/><text:tab/><text:tab/><text:tab/><text:tab/><text:tab/>}</text:span></text:p>
      <text:p text:style-name="P5"><text:span text:style-name="T3"><text:tab/><text:tab/><text:tab/><text:tab/><text:tab/><text:tab/><text:tab/>}</text:span></text:p>
      <text:p text:style-name="P5"><text:span text:style-name="T3"><text:tab/><text:tab/><text:tab/><text:tab/><text:tab/><text:tab/>}</text:span></text:p>
      <text:p text:style-name="P5"><text:span text:style-name="T3"><text:tab/><text:tab/><text:tab/><text:tab/><text:tab/>}</text:span></text:p>
      <text:p text:style-name="P5"><text:span text:style-name="T3"><text:tab/><text:tab/><text:tab/><text:tab/>}</text:span></text:p>
      <text:p text:style-name="P5"><text:span text:style-name="T3"><text:tab/><text:tab/><text:tab/><text:tab/><text:tab/><text:tab/><text:tab/><text:tab/></text:span></text:p>
      <text:p text:style-name="P5"><text:span text:style-name="T3"><text:tab/><text:tab/><text:tab/>}</text:span></text:p>
      <text:p text:style-name="P5"><text:span text:style-name="T3"><text:tab/><text:tab/>}</text:span></text:p>
      <text:p text:style-name="P5"><text:span text:style-name="T3"><text:tab/><text:tab/></text:span></text:p>
      <text:p text:style-name="P5"><text:span text:style-name="T3"><text:tab/><text:tab/></text:span><text:span text:style-name="T4">candidatew</text:span><text:span text:style-name="T3">.close();</text:span></text:p>
      <text:p text:style-name="P5"><text:span text:style-name="T3"><text:tab/><text:tab/></text:span><text:span text:style-name="T4">frequentw</text:span><text:span text:style-name="T3">.close();</text:span></text:p>
      <text:p text:style-name="P5"><text:span text:style-name="T3"><text:tab/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2:42:26.425335224</meta:creation-date>
    <dc:date>2015-10-11T22:56:25.984161847</dc:date>
    <meta:editing-duration>P0D</meta:editing-duration>
    <meta:editing-cycles>1</meta:editing-cycles>
    <meta:document-statistic meta:table-count="0" meta:image-count="0" meta:object-count="0" meta:page-count="4" meta:paragraph-count="218" meta:word-count="809" meta:character-count="5622" meta:non-whitespace-character-count="4457"/>
    <meta:generator>LibreOffice/4.2.8.2$Linux_X86_64 LibreOffice_project/420m0$Build-2</meta:generator>
  </office:meta>
</office:document-meta>
</file>